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</office:automatic-styles>
  <office:body>
    <office:spreadsheet>
      <table:table table:name="Titel of sheet one" table:style-name="ta1" table:print="false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office:value-type="string">
            <text:p>Text in cell A1</text:p>
          </table:table-cell>
          <table:table-cell table:style-name="ce1" office:value-type="string">
            <text:p>Text in cell B1</text:p>
          </table:table-cell>
        </table:table-row>
        <table:table-row table:style-name="ro1">
          <table:table-cell office:value-type="float" office:value="12">
            <text:p>12</text:p>
          </table:table-cell>
          <table:table-cell/>
        </table:table-row>
        <table:table-row table:style-name="ro1">
          <table:table-cell table:formula="of:=[.A2]+2"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13">10/13/2008</text:date>, <text:time>14:58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creation-date>2008-10-04T16:05:50</meta:creation-date>
    <dc:date>2008-10-13T14:58:41.46</dc:date>
    <dc:language>en-US</dc:language>
    <meta:editing-cycles>4</meta:editing-cycles>
    <meta:editing-duration>PT00H08M06S</meta:editing-duration>
    <dc:creator>Yves Savourel</dc:creator>
    <meta:document-statistic meta:table-count="3" meta:cell-count="5" meta:object-count="0"/>
    <meta:user-defined meta:name="Info 1"/>
    <meta:user-defined meta:name="Info 2"/>
    <meta:user-defined meta:name="Info 3"/>
    <meta:user-defined meta:name="Info 4"/>
  </office:meta>
</office:document-meta>
</file>